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Futura-Light" svg:font-family="Futura-Light" style:font-family-generic="roman" style:font-pitch="variable"/>
  </office:font-face-decls>
  <office:automatic-styles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Standarduser" style:master-page-name="MP0" style:family="paragraph">
      <style:paragraph-properties fo:break-before="page" fo:text-align="end" fo:line-height="115%" fo:margin-left="0.2361in" fo:text-indent="0.1965in">
        <style:tab-stops/>
      </style:paragraph-properties>
    </style:style>
    <style:style style:name="T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5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6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7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8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9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10" style:parent-style-name="Standarduser" style:family="paragraph">
      <style:paragraph-properties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11" style:parent-style-name="Standarduser" style:family="paragraph">
      <style:paragraph-properties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12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13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14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15" style:parent-style-name="Standarduser" style:family="paragraph">
      <style:paragraph-properties fo:text-align="justify" fo:line-height="115%"/>
    </style:style>
    <style:style style:name="T1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7" style:parent-style-name="DefaultParagraphFont" style:family="text">
      <style:text-properties style:font-name="Calibri Light" style:font-name-asian="Calibri" style:font-name-complex="Calibri Light" fo:font-style="italic" style:font-style-asian="italic" fo:font-size="11pt" style:font-size-asian="11pt" style:font-size-complex="11pt"/>
    </style:style>
    <style:style style:name="T18" style:parent-style-name="DefaultParagraphFont" style:family="text">
      <style:text-properties style:font-name="Calibri Light" style:font-name-asian="Calibri" style:font-name-complex="Calibri Light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2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5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26" style:parent-style-name="ListParagraph" style:list-style-name="WWNum3" style:family="paragraph">
      <style:paragraph-properties fo:text-align="justify" fo:margin-top="0.0395in" fo:margin-bottom="0.0395in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27" style:parent-style-name="ListParagraph" style:list-style-name="WWNum3" style:family="paragraph">
      <style:paragraph-properties fo:text-align="justify" fo:margin-top="0.0395in" fo:margin-bottom="0.0395in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28" style:parent-style-name="ListParagraph" style:list-style-name="WWNum3" style:family="paragraph">
      <style:paragraph-properties fo:text-align="justify" fo:margin-top="0.0395in" fo:margin-bottom="0.0395in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29" style:parent-style-name="ListParagraph" style:list-style-name="WWNum3" style:family="paragraph">
      <style:paragraph-properties fo:text-align="justify" fo:margin-top="0.0395in" fo:margin-bottom="0.0395in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30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31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32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33" style:parent-style-name="Standarduser" style:family="paragraph">
      <style:paragraph-properties fo:text-align="center" fo:line-height="115%"/>
    </style:style>
    <style:style style:name="T34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/>
    </style:style>
    <style:style style:name="T35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 fo:language="en" fo:country="US"/>
    </style:style>
    <style:style style:name="T36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 fo:language="en" fo:country="US"/>
    </style:style>
    <style:style style:name="T37" style:parent-style-name="DefaultParagraphFont" style:family="text">
      <style:text-properties style:font-name="Calibri Light" style:font-name-complex="Calibri Light" fo:font-style="italic" style:font-style-asian="italic" fo:font-size="11pt" style:font-size-asian="11pt" style:font-size-complex="11pt" fo:language="en" fo:country="US"/>
    </style:style>
    <style:style style:name="P38" style:parent-style-name="Standarduser" style:family="paragraph">
      <style:paragraph-properties fo:text-align="center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39" style:parent-style-name="Standarduser" style:family="paragraph">
      <style:paragraph-properties fo:text-align="center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40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41" style:parent-style-name="Standarduser" style:family="paragraph">
      <style:paragraph-properties fo:text-align="justify" fo:line-height="115%"/>
    </style:style>
    <style:style style:name="T4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4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6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47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48" style:parent-style-name="Standarduser" style:family="paragraph">
      <style:paragraph-properties fo:text-align="justify" fo:line-height="115%"/>
      <style:text-properties style:font-name="Calibri Light" style:font-name-asian="Calibri" style:font-name-complex="Calibri Light" fo:font-size="11pt" style:font-size-asian="11pt" style:font-size-complex="11pt"/>
    </style:style>
    <style:style style:name="P49" style:parent-style-name="Standarduser" style:family="paragraph">
      <style:paragraph-properties fo:text-align="justify" fo:line-height="115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50" style:parent-style-name="Standarduser" style:family="paragraph">
      <style:paragraph-properties fo:text-align="justify" fo:line-height="115%"/>
      <style:text-properties style:font-name="Futura-Light" style:font-name-asian="Calibri" fo:font-size="10pt" style:font-size-asian="10pt" style:font-size-complex="11pt"/>
    </style:style>
    <style:style style:name="P51" style:parent-style-name="Standarduser" style:family="paragraph">
      <style:paragraph-properties fo:text-align="justify" fo:line-height="115%"/>
      <style:text-properties style:font-name="Futura-Light" style:font-name-asian="Calibri" fo:font-size="10pt" style:font-size-asian="10pt" style:font-size-complex="11pt"/>
    </style:style>
    <style:style style:name="P52" style:parent-style-name="Standarduser" style:family="paragraph">
      <style:paragraph-properties fo:text-align="justify" fo:line-height="115%"/>
      <style:text-properties style:font-name="Futura-Light" style:font-name-asian="Calibri" fo:font-size="10pt" style:font-size-asian="10pt" style:font-size-complex="11pt"/>
    </style:style>
    <style:style style:name="P53" style:parent-style-name="Standarduser" style:family="paragraph">
      <style:paragraph-properties fo:text-align="justify" fo:line-height="115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54" style:parent-style-name="Standarduser" style:family="paragraph">
      <style:paragraph-properties fo:text-align="justify" fo:line-height="115%"/>
      <style:text-properties style:font-name="Futura-Light" style:font-name-asian="Calibri" fo:font-weight="bold" style:font-weight-asian="bold" fo:font-size="10pt" style:font-size-asian="10pt" style:font-size-complex="11pt"/>
    </style:style>
    <style:style style:name="P55" style:parent-style-name="Standarduser" style:family="paragraph">
      <style:paragraph-properties fo:text-align="justify" fo:line-height="115%"/>
    </style:style>
    <style:style style:name="T56" style:parent-style-name="DefaultParagraphFont" style:family="text">
      <style:text-properties style:font-name="Futura-Light" style:font-name-asian="Calibri" fo:font-weight="bold" style:font-weight-asian="bold" fo:font-size="10pt" style:font-size-asian="10pt" style:font-size-complex="11pt"/>
    </style:style>
    <style:style style:name="T57" style:parent-style-name="DefaultParagraphFont" style:family="text">
      <style:text-properties style:font-name="Futura-Light" style:font-name-asian="Calibri" fo:font-weight="bold" style:font-weight-asian="bold" fo:font-size="10pt" style:font-size-asian="10pt" style:font-size-complex="11pt"/>
    </style:style>
  </office:automatic-styles>
  <office:body>
    <office:text text:use-soft-page-breaks="true">
      <text:p text:style-name="P1"><text:span text:style-name="T2">Guayaquil, 2</text:span><text:span text:style-name="T3">9 de octubre</text:span><text:span text:style-name="T4"><text:s/>del 2021.</text:span></text:p>
      <text:p text:style-name="P5"/>
      <text:p text:style-name="P6"/>
      <text:p text:style-name="P7"/>
      <text:p text:style-name="P8">Señores</text:p>
      <text:p text:style-name="P9">ZURICH SEGUROS ECUADOR S.A.</text:p>
      <text:p text:style-name="P10">Av. Eloy Alfaro N40-270</text:p>
      <text:p text:style-name="P11">Quito</text:p>
      <text:p text:style-name="P12"/>
      <text:p text:style-name="P13">Estimados Señores:</text:p>
      <text:p text:style-name="P14"/>
      <text:p text:style-name="P15"><text:span text:style-name="T16">Nuestros auditores externos:</text:span><text:span text:style-name="T17"><text:s/></text:span><text:span text:style-name="T18">“WENS CONSULTING &amp; AUDITING”</text:span><text:span text:style-name="T19">,</text:span><text:span text:style-name="T20"><text:s/>están efectuando la auditoría externa de nuestros estados financieros por el año terminado el 31 de diciembre del 2021</text:span><text:span text:style-name="T21">,<text:s/></text:span><text:span text:style-name="T22">motivo</text:span><text:span text:style-name="T23"><text:s/>por el cual</text:span><text:span text:style-name="T24"><text:s/>solicitamos se sirvan proporcionarles la siguiente información:</text:span></text:p>
      <text:p text:style-name="P25"/>
      <text:list text:style-name="WWNum3">
        <text:list-item>
          <text:p text:style-name="P26"><text:bookmark-start text:name="_Hlk60649583"/><text:bookmark-end text:name="_Hlk60649583"/>Resumen de<text:s/>pólizas emitidas a favor de<text:s/>LINKOTEL S.A.<text:s/>en vigencia<text:s/>durante el año<text:s/>2021<text:s/>con los siguientes datos:<text:s/>a) Número de póliza, b) Riesgos cubiertos, c) Monto de la cobertura, d) Importe de la prima y vigencia de la póliza, e) Contragarantías recibidas, y, f) Asegurado y endosos, si hubiera. Sírvanse confirmar especialmente la póliza #1042341 por cumplimiento de contrato, emitida a favor de la Agencia de Regulación y Control de las Telecomunicaciones, ARCOTEL, por un importe de US$60,000.</text:p>
        </text:list-item>
      </text:list>
      <text:list text:style-name="WWNum3" text:continue-numbering="true">
        <text:list-item>
          <text:p text:style-name="P27">Saldo adeudado<text:s/>al 31 de diciembre del 2021<text:s/>por concepto de las referidas pólizas de seguro, ya sea por primas<text:s/>adeudadas, reclamos pendientes u otros motivos.</text:p>
        </text:list-item>
        <text:list-item>
          <text:p text:style-name="P28">Monto de los reclamos totales presentados a ustedes y<text:s/>pagados<text:s/>o<text:s/>pendientes de pago por su compañía durante el año 2021 y hasta la fecha de respuesta.</text:p>
        </text:list-item>
        <text:list-item>
          <text:p text:style-name="P29">Cualquier otra información que consideren de interés para el conocimiento de nuestros auditores.</text:p>
        </text:list-item>
      </text:list>
      <text:p text:style-name="P30"/>
      <text:p text:style-name="P31">Agradecemos remitir su respuesta directamente a:</text:p>
      <text:p text:style-name="P32"/>
      <text:p text:style-name="P33"><text:span text:style-name="T34"><text:s/></text:span><text:span text:style-name="T35">WENS CONSULTING &amp;<text:s/></text:span><text:span text:style-name="T36">AUDITING,</text:span><text:span text:style-name="T37"><text:s/>WHIMPER NARVÁEZ S.A.</text:span></text:p>
      <text:p text:style-name="P38">Torres del Mall, Centro Comercial Mall del Sol, Torre B, Piso 4, Guayaquil</text:p>
      <text:p text:style-name="P39">Teléfono 098-723-9800</text:p>
      <text:p text:style-name="P40"/>
      <text:p text:style-name="P41"><text:span text:style-name="T42">Para agilizar el proceso, esta información puede ser enviada por correo<text:s/></text:span><text:span text:style-name="T43">electrónico a<text:s/></text:span><text:a xlink:href="mailto:calmeida@cpalmeida.com" office:target-frame-name="_top" xlink:show="replace"><text:span text:style-name="T44">calmeida@cpalmeida.com</text:span></text:a><text:span text:style-name="T45"><text:s/>mientras las respuestas originales son recibidas por nuestros auditores independientes.</text:span></text:p>
      <text:p text:style-name="P46"/>
      <text:p text:style-name="P47">Atentamente,</text:p>
      <text:p text:style-name="P48"/>
      <text:p text:style-name="P49">LINKOTEL S.A</text:p>
      <text:p text:style-name="P50"/>
      <text:p text:style-name="P51"/>
      <text:p text:style-name="P52"/>
      <text:p text:style-name="P53">Pablo Jonathan Baquerizo Dávila</text:p>
      <text:p text:style-name="P54">PRESIDENTE</text:p>
      <text:p text:style-name="P55"><text:bookmark-start text:name="_Hlk57801554"/><text:span text:style-name="T56">RUC:<text:s/></text:span><text:bookmark-end text:name="_Hlk57801554"/><text:span text:style-name="T57">09922545720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Futura-Light" svg:font-family="Futura-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ListParagraph" style:display-name="List Paragraph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user" style:display-name="Internet link (user)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los Almeida</meta:initial-creator>
    <dc:creator>Cesar Alberto Leon Galarraga</dc:creator>
    <meta:creation-date>2021-10-29T16:25:00Z</meta:creation-date>
    <dc:date>2021-10-29T16:26:00Z</dc:date>
    <meta:template xlink:href="Normal.dotm" xlink:type="simple"/>
    <meta:editing-cycles>2</meta:editing-cycles>
    <meta:editing-duration>PT240S</meta:editing-duration>
    <meta:document-statistic meta:page-count="1" meta:paragraph-count="3" meta:word-count="281" meta:character-count="1824" meta:row-count="12" meta:non-whitespace-character-count="1546"/>
  </office:meta>
</office:document-meta>
</file>